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ExpressionStateChangeListener.saveState( Faces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ExpressionStateChangeListener.el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ExpressionStateChangeListener.restoreState( FacesContext context , Object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ExpressionStateChangeListener.processSheetStateChange( SheetStateChangeEvent action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thodExpressionStateChangeListener.isTrans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ExpressionStateChangeListener.setTransient( boolean newTransien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ExpressionStateChangeListener.MethodExpressionStateChangeListener( MethodExpression method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ExpressionStateChangeListener.MethodExpressionStateChange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